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ntil Chili</text:p>
      <text:p text:style-name="P2"/>
      <text:p text:style-name="P2">3 ½ c lentils</text:p>
      <text:p text:style-name="P2">8 c water</text:p>
      <text:p text:style-name="P2">1 T salt</text:p>
      <text:p text:style-name="P2">1 lb hamburger</text:p>
      <text:p text:style-name="P2">1 medium onion, chopped</text:p>
      <text:p text:style-name="P2">1 jalapeno pepper, chopped, optional</text:p>
      <text:p text:style-name="P2">4 t chili powder</text:p>
      <text:p text:style-name="P2">1 t cumin</text:p>
      <text:p text:style-name="P2">1 can Rotel tomatoes</text:p>
      <text:p text:style-name="P2"/>
      <text:p text:style-name="P2">Combine lentils, water and salt and bring to a boil. Reduce heat and let simmer 45 to 50 minutes or</text:p>
      <text:p text:style-name="P2">until lentils are soft. While lentils are cooking fry hamburger, onion and jalapeno pepper (if using)</text:p>
      <text:p text:style-name="P2">until hamburger is no longer pink and vegetable are tender.</text:p>
      <text:p text:style-name="P2"/>
      <text:p text:style-name="P2">When lentils have finished cooking add hamburger onion mixture and remaining ingredients. Serve</text:p>
      <text:p text:style-name="P7"><text:span text:style-name="T4">with tortilla chips or cornbread a nice tossed green salad for a yummy dinn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46:28.21</dc:date>
    <dc:creator>Crystal Miller</dc:creator>
    <meta:editing-duration>PT12M2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08" meta:character-count="592"/>
  </office:meta>
</office:document-meta>
</file>